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2.125cm" style:rel-column-width="8191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áblázat1.H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Heading_20_6">
      <style:paragraph-properties fo:margin-top="0.423cm" fo:margin-bottom="0.212cm" fo:keep-with-next="always"/>
    </style:style>
    <style:style style:name="P3" style:family="paragraph" style:parent-style-name="Heading_20_7">
      <style:paragraph-properties fo:margin-top="0.423cm" fo:margin-bottom="0.212cm" fo:keep-with-next="always"/>
    </style:style>
    <style:style style:name="T1" style:family="text">
      <style:text-properties style:font-name="Arial" style:font-name-asian="Microsoft YaHei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The actual version of ECMAScript</text:h>
      <text:p text:style-name="Standard">1.3<text:tab/>1.5<text:tab/>5.1<text:tab/>5<text:tab/>7.2</text:p>
      <text:h text:style-name="Heading_20_6" text:outline-level="6">JavaScript is (write Y/N):</text:h>
      <text:list xml:id="list6501459779463150987" text:style-name="L1">
        <text:list-item>
          <text:p text:style-name="P1">A subset of the Java programming language</text:p>
        </text:list-item>
        <text:list-item>
          <text:p text:style-name="P1">an implementation of ECMAScript</text:p>
        </text:list-item>
        <text:list-item>
          <text:p text:style-name="P1">browser-only programming language</text:p>
        </text:list-item>
        <text:list-item>
          <text:p text:style-name="P1">Interpreted scripting programming language</text:p>
        </text:list-item>
        <text:list-item>
          <text:p text:style-name="P1">Interpreted version of Java</text:p>
        </text:list-item>
      </text:list>
      <text:h text:style-name="Heading_20_6" text:outline-level="6">Make pairs</text:h>
      <text:p text:style-name="Standard">Douglas Crockford<text:tab/><text:tab/><text:tab/><text:tab/>first browser</text:p>
      <text:p text:style-name="Standard">David Flanagan<text:tab/><text:tab/><text:tab/><text:tab/>Java</text:p>
      <text:p text:style-name="Standard">James Gossling<text:tab/><text:tab/><text:tab/><text:tab/>traveling ambassador of JavaScript</text:p>
      <text:p text:style-name="Standard">Brendan Eich<text:tab/><text:tab/><text:tab/><text:tab/><text:tab/>creator of JavaScript</text:p>
      <text:p text:style-name="Standard">Tim-Berners Lee<text:tab/><text:tab/><text:tab/><text:tab/>JavaScript: The Definitive Guide</text:p>
      <text:h text:style-name="P2" text:outline-level="6">The value of the <text:span text:style-name="T1">expression</text:span> in JS: 1234*56/'X'+4*16 % 3</text:h>
      <text:p text:style-name="Standard">0<text:tab/>-Infinity<text:tab/>1<text:tab/>2<text:tab/>NaN </text:p>
      <text:h text:style-name="P2" text:outline-level="6">Write your name <text:span text:style-name="T1">to</text:span> the console in Firefox with JS</text:h>
      <text:h text:style-name="P2" text:outline-level="6">Which are the types in JS?</text:h>
      <text:p text:style-name="Standard">Float<text:tab/><text:tab/>Integer<text:tab/><text:tab/>Boolean<text:tab/>undefined<text:tab/>Number<text:tab/>null<text:tab/>String <text:tab/>Object</text:p>
      <text:h text:style-name="P2" text:outline-level="6">Write the output of this JS program:</text:h>
      <text:p text:style-name="Standard">var s = “Hello”;</text:p>
      <text:p text:style-name="Standard">s[0] = 'X';</text:p>
      <text:p text:style-name="Standard">console.log(s);</text:p>
      <text:p text:style-name="Standard"/>
      <text:h text:style-name="P2" text:outline-level="6">Write the <text:span text:style-name="T1">falsy</text:span> values in JS!</text:h>
      <text:p text:style-name="Standard"/>
      <text:h text:style-name="P2" text:outline-level="6">Write the <text:span text:style-name="T1">output</text:span> of this:</text:h>
      <text:p text:style-name="Standard">console.log( “Susan” &amp;&amp; “Joe” );</text:p>
      <text:p text:style-name="Standard">console.log( “Susan” || “Joe” );</text:p>
      <text:h text:style-name="P2" text:outline-level="6">Fill in the <text:span text:style-name="T1">table</text:span></text:h>
      <table:table table:name="Táblázat1" table:style-name="Táblázat1">
        <table:table-column table:style-name="Táblázat1.A" table:number-columns-repeated="8"/>
        <table:table-row>
          <table:table-cell table:style-name="Táblázat1.A1" office:value-type="string">
            <text:p text:style-name="Standard">var a =</text:p>
          </table:table-cell>
          <table:table-cell table:style-name="Táblázat1.B1" office:value-type="float" office:value="0">
            <text:p text:style-name="Standard">0</text:p>
          </table:table-cell>
          <table:table-cell table:style-name="Táblázat1.B1" office:value-type="float" office:value="1">
            <text:p text:style-name="Standard">1</text:p>
          </table:table-cell>
          <table:table-cell table:style-name="Táblázat1.A1" office:value-type="string">
            <text:p text:style-name="Standard">“X”</text:p>
          </table:table-cell>
          <table:table-cell table:style-name="Táblázat1.A1" office:value-type="string">
            <text:p text:style-name="Standard">undefined</text:p>
          </table:table-cell>
          <table:table-cell table:style-name="Táblázat1.A1" office:value-type="string">
            <text:p text:style-name="Standard">“”</text:p>
          </table:table-cell>
          <table:table-cell table:style-name="Táblázat1.A1" office:value-type="string">
            <text:p text:style-name="Standard">“false”</text:p>
          </table:table-cell>
          <table:table-cell table:style-name="Táblázat1.H1" office:value-type="string">
            <text:p text:style-name="Standard">null</text:p>
          </table:table-cell>
        </table:table-row>
        <table:table-row>
          <table:table-cell table:style-name="Táblázat1.A2" office:value-type="string">
            <text:p text:style-name="Standard">a || 100</text:p>
          </table:table-cell>
          <table:table-cell table:style-name="Táblázat1.A2" office:value-type="string">
            <text:p text:style-name="Standard"/>
          </table:table-cell>
          <table:table-cell table:style-name="Táblázat1.A2" office:value-type="string">
            <text:p text:style-name="Standard"/>
          </table:table-cell>
          <table:table-cell table:style-name="Táblázat1.A2" office:value-type="string">
            <text:p text:style-name="Standard"/>
          </table:table-cell>
          <table:table-cell table:style-name="Táblázat1.A2" office:value-type="string">
            <text:p text:style-name="Standard"/>
          </table:table-cell>
          <table:table-cell table:style-name="Táblázat1.A2" office:value-type="string">
            <text:p text:style-name="Standard"/>
          </table:table-cell>
          <table:table-cell table:style-name="Táblázat1.A2" office:value-type="string">
            <text:p text:style-name="Standard"/>
          </table:table-cell>
          <table:table-cell table:style-name="Táblázat1.H2" office:value-type="string">
            <text:p text:style-name="Standard"/>
          </table:table-cell>
        </table:table-row>
      </table:table>
      <text:h text:style-name="P2" text:outline-level="6">This runs <text:span text:style-name="T1">without</text:span> error: YES NO</text:h>
      <text:p text:style-name="Standard">var a; console.log(a.x);</text:p>
      <text:h text:style-name="P2" text:outline-level="6"><text:soft-page-break/>This runs <text:span text:style-name="T1">without</text:span> error: YES NO</text:h>
      <text:p text:style-name="Standard">var a; console.log(a || a.x);</text:p>
      <text:h text:style-name="Heading_20_6" text:outline-level="6">Write the output:</text:h>
      <text:p text:style-name="Standard">var a = []; console.log(a.x);</text:p>
      <text:h text:style-name="P2" text:outline-level="6">What is the <text:span text:style-name="T1">acronim</text:span> ASI in JS for?</text:h>
      <text:p text:style-name="Standard"/>
      <text:h text:style-name="P2" text:outline-level="6">write the values of <text:span text:style-name="T1">the</text:span> expressions:</text:h>
      <text:p text:style-name="Standard">NaN === NaN</text:p>
      <text:p text:style-name="Standard">1 == “1”</text:p>
      <text:p text:style-name="Standard">1 !== “1”</text:p>
      <text:h text:style-name="P2" text:outline-level="6">Write the <text:span text:style-name="T1">appropriate</text:span> JS lines:</text:h>
      <text:h text:style-name="Heading_20_7" text:outline-level="7">Create an empty object o!</text:h>
      <text:h text:style-name="Heading_20_7" text:outline-level="7">Add two fields x and y with values 1 and “Hello”!</text:h>
      <text:h text:style-name="P3" text:outline-level="7">Create and object oo which parent is o!</text:h>
      <text:h text:style-name="P3" text:outline-level="7">Add field z to oo <text:span text:style-name="T1">with</text:span> value 2 and update its field y with “Jane”!</text:h>
      <text:h text:style-name="P3" text:outline-level="7">Add field z to o with value 1!</text:h>
      <text:h text:style-name="P3" text:outline-level="7">What is the output of <text:span text:style-name="T1">console.log(oo.x</text:span> + oo.z)?</text:h>
      <text:h text:style-name="P2" text:outline-level="6">What is the <text:span text:style-name="T1">output:</text:span></text:h>
      <text:p text:style-name="Standard">var a = [0,1,2,3,4];</text:p>
      <text:p text:style-name="Standard">a.length = 2;</text:p>
      <text:p text:style-name="Standard">console.log(a);</text:p>
      <text:h text:style-name="P2" text:outline-level="6">Consider <text:span text:style-name="T1">this:</text:span></text:h>
      <text:p text:style-name="Standard">var a = [10, true, {a:1, b:2}, 100];</text:p>
      <text:p text:style-name="Standard">How can you access b?</text:p>
      <text:h text:style-name="P2" text:outline-level="6">Prove with a program, that JS arrays are objects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JavaScript Basics I by Péter Borkuti<text:tab/><text:tab/><text:page-count>2</text:page-count>/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éter </meta:initial-creator>
    <meta:creation-date>2013-04-19T21:48:18.07</meta:creation-date>
    <meta:document-statistic meta:table-count="1" meta:image-count="0" meta:object-count="0" meta:page-count="2" meta:paragraph-count="64" meta:word-count="336" meta:character-count="1751"/>
    <dc:date>2013-04-19T23:02:00.04</dc:date>
    <dc:creator>Péter </dc:creator>
    <meta:editing-duration>PT9M33S</meta:editing-duration>
    <meta:editing-cycles>1</meta:editing-cycles>
    <meta:generator>OpenOffice.org/3.4.1$Win32 OpenOffice.org_project/341m1$Build-9593</meta:generator>
  </office:meta>
</office:document-meta>
</file>